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2.95cm" fo:min-width="6.47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07cm" fo:min-width="6.47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2.95cm" fo:min-width="6.47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07cm" fo:min-width="6.47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3.032cm" fo:min-width="6.36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21cm" fo:min-width="6.36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objectwithoutfill">
      <style:graphic-properties svg:stroke-color="#000000" draw:marker-start="" draw:marker-end="Arrowheads_20_5" draw:fill="none" draw:textarea-vertical-align="middle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2.95cm" fo:min-width="6.47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07cm" fo:min-width="6.47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2.95cm" fo:min-width="6.47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07cm" fo:min-width="6.47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" style:family="graphic" style:parent-style-name="objectwithoutfill">
      <style:graphic-properties svg:stroke-width="0.051cm" svg:stroke-color="#000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color="#000000" draw:marker-start="Arrowheads_20_2" draw:fill="none" draw:textarea-vertical-align="middle"/>
    </style:style>
    <style:style style:name="gr14" style:family="graphic" style:parent-style-name="objectwithoutfill">
      <style:graphic-properties svg:stroke-color="#000000" draw:marker-end="Arrowheads_20_4" draw:fill="none" draw:textarea-vertical-align="middle"/>
      <style:paragraph-properties style:writing-mode="lr-tb"/>
    </style:style>
    <style:style style:name="gr15" style:family="graphic" style:parent-style-name="objectwithoutfill">
      <style:graphic-properties svg:stroke-color="#000000" draw:marker-start="Arrowheads_20_3" draw:marker-end="" draw:fill="none" draw:textarea-vertical-align="middl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Container-1-1">
          <draw:custom-shape draw:style-name="gr1" draw:text-style-name="P2" draw:layer="layout" svg:width="6.973cm" svg:height="3.2cm" svg:x="1.647cm" svg:y="2.562cm">
            <text:p text:style-name="P1">+ windows[ ]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4" draw:layer="layout" svg:width="6.973cm" svg:height="0.557cm" svg:x="1.635cm" svg:y="1.952cm">
            <text:p text:style-name="P3"><text:span text:style-name="T1">Workspace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draw:name="Container-1- 1">
          <draw:custom-shape draw:style-name="gr3" draw:text-style-name="P2" draw:layer="layout" svg:width="6.973cm" svg:height="3.2cm" svg:x="11.795cm" svg:y="2.509cm">
            <text:p text:style-name="P1">+ preferred size</text:p>
            <text:p text:style-name="P1">+ maximum desired size</text:p>
            <text:p text:style-name="P1">+ preferre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4" draw:layer="layout" svg:width="6.973cm" svg:height="0.557cm" svg:x="11.795cm" svg:y="1.952cm">
            <text:p text:style-name="P3"><text:span text:style-name="T1">Window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g draw:name="Container-1- 4">
            <draw:custom-shape draw:style-name="gr5" draw:text-style-name="P2" draw:layer="layout" svg:width="6.867cm" svg:height="3.282cm" svg:x="9.255cm" svg:y="14.863cm">
              <text:p text:style-name="P1">- Layout createLayout()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6" draw:text-style-name="P4" draw:layer="layout" svg:width="6.867cm" svg:height="0.571cm" svg:x="9.255cm" svg:y="14.292cm">
              <text:p text:style-name="P3"><text:span text:style-name="T1">LayoutCreator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line draw:style-name="gr7" draw:text-style-name="P5" draw:layer="layout" svg:x1="9.255cm" svg:y1="16.557cm" svg:x2="5.762cm" svg:y2="12.112cm">
              <text:p/>
            </draw:line>
          </draw:g>
        </draw:g>
        <draw:g draw:name="Container-1- 2">
          <draw:custom-shape draw:style-name="gr8" draw:text-style-name="P2" draw:layer="layout" svg:width="6.973cm" svg:height="3.2cm" svg:x="1.647cm" svg:y="8.542cm">
            <text:p text:style-name="P1">+ tiles[ ]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4" draw:layer="layout" svg:width="6.973cm" svg:height="0.557cm" svg:x="1.647cm" svg:y="7.985cm">
            <text:p text:style-name="P3"><text:span text:style-name="T1">Layout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draw:name="Container-1- 3">
          <draw:custom-shape draw:style-name="gr10" draw:text-style-name="P2" draw:layer="layout" svg:width="6.973cm" svg:height="3.2cm" svg:x="11.807cm" svg:y="8.542cm">
            <text:p text:style-name="P1"><text:s/>+ window id</text:p>
            <text:p text:style-name="P1"><text:s/>+ x</text:p>
            <text:p text:style-name="P1"><text:s/>+ y</text:p>
            <text:p text:style-name="P1"><text:s/>+ width</text:p>
            <text:p text:style-name="P1"><text:s/>+ height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1" draw:text-style-name="P4" draw:layer="layout" svg:width="6.973cm" svg:height="0.557cm" svg:x="11.807cm" svg:y="7.985cm">
            <text:p text:style-name="P3"><text:span text:style-name="T1">Tile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line draw:style-name="gr12" draw:text-style-name="P5" draw:layer="layout" svg:x1="8.62cm" svg:y1="10.207cm" svg:x2="11.795cm" svg:y2="10.207cm">
          <text:p/>
        </draw:line>
        <draw:line draw:style-name="gr13" draw:text-style-name="P5" draw:layer="layout" svg:x1="8.62cm" svg:y1="3.857cm" svg:x2="11.795cm" svg:y2="3.857cm">
          <text:p/>
        </draw:line>
        <draw:line draw:style-name="gr14" draw:text-style-name="P5" draw:layer="layout" svg:x1="5.445cm" svg:y1="5.762cm" svg:x2="5.445cm" svg:y2="7.985cm">
          <text:p text:style-name="P6">has a</text:p>
        </draw:line>
        <draw:line draw:style-name="gr15" draw:text-style-name="P5" draw:layer="layout" svg:x1="15.287cm" svg:y1="5.762cm" svg:x2="15.287cm" svg:y2="7.985cm">
          <text:p text:style-name="P6">1:1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3000 6000" svg:d="M1500 0l1500 3000-1500 3000-1500-3000zM1500 447l-1276 2553 1276 2553 1276-2553z"/>
    <draw:marker draw:name="Arrowheads_20_3" draw:display-name="Arrowheads 3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Arrowheads_20_4" draw:display-name="Arrowheads 4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5" draw:display-name="Arrowheads 5" svg:viewBox="0 0 20 40" svg:d="M0 40l10-40 10 4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1T22:11:37.740124530</meta:creation-date>
    <dc:date>2024-04-21T22:32:51.165389997</dc:date>
    <meta:editing-duration>PT10M57S</meta:editing-duration>
    <meta:editing-cycles>2</meta:editing-cycles>
    <meta:generator>LibreOffice/7.3.7.2$Linux_X86_64 LibreOffice_project/30$Build-2</meta:generator>
    <meta:document-statistic meta:object-count="20"/>
  </office:meta>
</office:document-meta>
</file>